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>
      <style:paragraph-properties fo:text-align="left" style:writing-mode="lr"/>
    </style:style>
    <style:style style:family="paragraph" style:name="P1" style:display-name="P1">
      <style:paragraph-properties fo:text-align="left" fo:break-before="page" style:writing-mode="lr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Exercícios </text:p>
        <text:p text:style-name="P2"/>
        <text:p text:style-name="P2">Defina quais são os termos utilizados em linguagens de programação e os seus significados?</text:p>
        <text:p text:style-name="P2"/>
        <text:p text:style-name="P2">Qual é o significado de sintaxe?</text:p>
        <text:p text:style-name="P2"/>
        <text:p text:style-name="P2">Qual a função da análise sintática?</text:p>
        <text:p text:style-name="P2"/>
        <text:p text:style-name="P2">Explique como o analisador léxico e analisador sintático trabalham juntos? </text:p>
        <text:p text:style-name="P2"/>
        <text:p text:style-name="P2">O que é uma regra gramatical?</text:p>
        <text:p text:style-name="P2"/>
        <text:p text:style-name="P2">O que é gramática livre de contexto?</text:p>
        <text:p text:style-name="P2"/>
        <text:p text:style-name="P2">Qual a definição formal utilizada para representar uma gramática livre de contexto?</text:p>
        <text:p text:style-name="P2"/>
        <text:p text:style-name="P2">Como as regras de producao pode ser representadas, de um exemplo de regra de producao?</text:p>
        <text:p text:style-name="P2"/>
        <text:p text:style-name="P2">O que é símbolo não terminal, símbolo terminal, regras de produções e símbolo inicial?</text:p>
        <text:p text:style-name="P2"/>
        <text:p text:style-name="P2">Explique o que é uma derivação?</text:p>
        <text:p text:style-name="P2"/>
        <text:p text:style-name="P2">Explique as diferenças derivação Top-Down e Bottom-Up?</text:p>
        <text:p text:style-name="P2"/>
        <text:p text:style-name="P2"/>
        <text:p text:style-name="P2">Faça a derivação das seguintes expressões matemáticas utilizando as gramática abaixo.</text:p>
        <text:p text:style-name="P2"/>
        <text:p text:style-name="P2"/>
        <text:p text:style-name="P2">G = ({E}, {+, *, (, ), x}, P, <text:s/>E) </text:p>
        <text:p text:style-name="P2"/>
        <text:p text:style-name="P2">P { </text:p>
        <text:p text:style-name="P2"> <text:s text:c="3"/>E → T + E | T</text:p>
        <text:p text:style-name="P2"> <text:s text:c="3"/>T → x * T</text:p>
        <text:p text:style-name="P2"> <text:s text:c="3"/>E → x</text:p>
        <text:p text:style-name="P2"> <text:s text:c="3"/>E → (E) * T</text:p>
        <text:p text:style-name="P2"> <text:s text:c="3"/>E → (T)</text:p>
        <text:p text:style-name="P2"> <text:s text:c="3"/>E → λ</text:p>
        <text:p text:style-name="P2">}</text:p>
        <text:p text:style-name="P2"><text:tab/><text:tab/></text:p>
        <text:p text:style-name="P2"><text:tab/><text:tab/></text:p>
        <text:p text:style-name="P2">a + 1</text:p>
        <text:p text:style-name="P2"/>
        <text:p text:style-name="P2">(a + b) – 8</text:p>
        <text:p text:style-name="P2"/>
        <text:p text:style-name="P2"/>
        <text:p text:style-name="P2">Defina uma gramática e regras de produção para uma linguagem formada por 0 e 1.</text:p>
        <text:p text:style-name="P2">A gramatica deve validar as seguintes sentenças:</text:p>
        <text:p text:style-name="P2"/>
        <text:p text:style-name="P2"><text:tab/>0011 e 0101</text:p>
        <text:p text:style-name="P2"/>
        <text:p text:style-name="P2">Monte a árvore de derivação para as duas sentenças acima.</text:p>
        <text:p text:style-name="P2"/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</office:font-face-decls>
  <office:styles>
    <style:default-style style:family="paragraph">
      <style:paragraph-properties style:tab-stop-distance="0.4925in"/>
    </style:default-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5-12-10T13:06:06.986523000</meta:creation-date>
    <dc:date>Mon Feb  1 15:30:15 2016
</dc:date>
  </office:meta>
</office:document-meta>
</file>